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1.6902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1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2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Tarea 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 LibreOffice_project/350m1$Build-2</meta:generator>
    <dc:date>2013-09-02T16:18:00</dc:date>
    <meta:editing-duration>PT3H4M26S</meta:editing-duration>
    <meta:editing-cycles>32</meta:editing-cycles>
    <meta:document-statistic meta:table-count="1" meta:cell-count="30" meta:object-count="0"/>
  </office:meta>
</office:document-meta>
</file>